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D00000375E4AFEDF13FDCA8BA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bitmap" draw:fill-image-name="msFillBitmap_20_1" style:repeat="stretch" draw:textarea-vertical-align="top" draw:auto-grow-height="false" draw:fit-to-size="false" style:shrink-to-fit="false" fo:min-height="19.048cm" fo:min-width="33.867cm" fo:padding-top="0cm" fo:padding-bottom="0cm" fo:padding-left="0cm" fo:padding-right="0cm" fo:wrap-option="wrap" fo:clip="rect(0cm, 0cm, 0cm, 0cm)"/>
    </style:style>
    <style:style style:name="gr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solid" draw:fill-color="#000000" draw:opacity="22%" draw:auto-grow-height="true" draw:auto-grow-width="false" fo:max-height="0cm" fo:min-height="2.134cm"/>
      <style:paragraph-properties style:writing-mode="lr-tb"/>
    </style:style>
    <style:style style:name="gr6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.053cm" fo:margin-right="0.018cm" fo:margin-top="0cm" fo:margin-bottom="0cm" fo:line-height="9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margin-left="0.053cm" fo:margin-right="0.018cm" fo:margin-top="0cm" fo:margin-bottom="0cm" fo:line-height="90%" fo:text-align="start" fo:text-indent="0cm" style:punctuation-wrap="hanging" style:writing-mode="lr-tb" style:font-independent-line-spacing="true"/>
      <style:text-properties fo:font-size="18pt" fo:hyphenate="false"/>
    </style:style>
    <style:style style:name="P5" style:family="paragraph">
      <style:paragraph-properties fo:margin-left="0.053cm" fo:margin-right="0.018cm" fo:margin-top="0cm" fo:margin-bottom="0cm" fo:line-height="90%" fo:text-align="center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margin-left="0.053cm" fo:margin-right="0.018cm" fo:margin-top="0cm" fo:margin-bottom="0cm" fo:line-height="9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="none" draw:fill-color="#ffffff"/>
    </style:style>
    <style:style style:name="P8" style:family="paragraph">
      <style:text-properties fo:color="#ffffff" loext:opacity="100%" fo:background-color="transparent"/>
    </style:style>
    <style:style style:name="P9" style:family="paragraph">
      <loext:graphic-properties draw:fill="solid" draw:fill-color="#000000" draw:opacity="22%"/>
      <style:text-properties fo:color="#ffffff" loext:opacity="100%" fo:background-color="transparen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37pt" fo:letter-spacing="normal" fo:language="ru" fo:country="RU" fo:font-style="normal" style:text-underline-style="none" fo:font-weight="bold" fo:background-color="transparent" style:font-name-asian="Arial" style:font-size-asian="37pt" style:font-style-asian="normal" style:font-weight-asian="bold" style:font-name-complex="Arial" style:font-size-complex="37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48pt" fo:letter-spacing="normal" fo:language="ru" fo:country="RU" fo:font-style="normal" style:text-underline-style="none" fo:font-weight="bold" fo:background-color="transparent" style:font-name-asian="Arial" style:font-size-asian="48pt" style:font-style-asian="normal" style:font-weight-asian="bold" style:font-name-complex="Arial" style:font-size-complex="48pt" style:font-style-complex="normal" style:font-weight-complex="bold"/>
    </style:style>
    <style:style style:name="T3" style:family="text">
      <style:text-properties fo:font-variant="normal" fo:text-transform="none" fo:color="#00b0f0" loext:opacity="100%" style:text-line-through-style="none" style:text-line-through-type="none" style:text-position="0% 100%" style:font-name="Arial" fo:font-size="37pt" fo:letter-spacing="normal" fo:language="ru" fo:country="RU" fo:font-style="normal" style:text-underline-style="none" fo:font-weight="bold" fo:background-color="transparent" style:font-name-asian="Arial" style:font-size-asian="37pt" style:font-style-asian="normal" style:font-weight-asian="bold" style:font-name-complex="Arial" style:font-size-complex="37pt" style:font-style-complex="normal" style:font-weight-complex="bold"/>
    </style:style>
    <style:style style:name="T4" style:family="text">
      <style:text-properties fo:color="#ffffff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b0f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custom-shape draw:name="Google Shape;307;ge2f68ec943_0_606" draw:style-name="gr1" draw:text-style-name="P2" draw:layer="layout" svg:width="33.866cm" svg:height="19.047cm" svg:x="0cm" svg:y="0.0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8;ge2f68ec943_0_606" draw:style-name="gr2" draw:text-style-name="P4" draw:layer="layout" svg:width="22.859cm" svg:height="5.064cm" svg:x="7.236cm" svg:y="1.25cm">
          <text:p text:style-name="P3"><text:span text:style-name="T1"><text:s/></text:span><text:span text:style-name="T1">Институт №8 </text:span></text:p>
          <text:p text:style-name="P3"><text:span text:style-name="T1">«</text:span><text:span text:style-name="T2">Компьютерные науки и прикладная математика»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0;ge2f68ec943_0_606" draw:style-name="gr3" draw:text-style-name="P6" draw:layer="layout" svg:width="27.657cm" svg:height="2.819cm" svg:x="1.553cm" svg:y="6.706cm">
          <text:p text:style-name="P5"><text:span text:style-name="T3">Выпускная квалификационная работа бакалавра 202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0.502cm" svg:height="0.962cm" svg:x="-0.635cm" svg:y="1.905cm">
          <draw:text-box>
            <text:p/>
          </draw:text-box>
        </draw:frame>
        <draw:frame draw:style-name="gr5" draw:text-style-name="P9" draw:layer="layout" svg:width="16.51cm" svg:height="2.384cm" svg:x="13.97cm" svg:y="12.221cm">
          <draw:text-box>
            <text:p text:style-name="P8"><text:span text:style-name="T4">Студент: Шичко Алексей Игоревич</text:span></text:p>
            <text:p text:style-name="P8"><text:span text:style-name="T4">Группа: М8о-407б-18</text:span></text:p>
            <text:p text:style-name="P8"><text:span text:style-name="T4">Научный руководитель: Морозов Александр Юрьевич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Цель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5">
              <text:list-header>
                <text:p>Основываясь на полученных в процессе обучения знаниях, написать программное обеспечение для поиска алгоритмов.</text:p>
              </text:list-header>
            </text:list>
          </draw:text-box>
        </draw:fram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Задачи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5">
              <text:list-item>
                <text:p>Проанализировать предметную область.</text:p>
              </text:list-item>
              <text:list-item>
                <text:p>Проанализиировать актуальность поставленной задачи.</text:p>
              </text:list-item>
              <text:list-item>
                <text:p>Проанализировать существующие на рынке решения.</text:p>
              </text:list-item>
              <text:list-item>
                <text:p>Проанализировать существующие инструменты для написания решения.</text:p>
              </text:list-item>
              <text:list-item>
                <text:p>Составить макет решения.</text:p>
              </text:list-item>
              <text:list-item>
                <text:p>Протестировать его на подвыборке данных.</text:p>
              </text:list-item>
              <text:list-item>
                <text:p>Разработать итоговое решение.</text:p>
              </text:list-item>
            </text:list>
          </draw:text-box>
        </draw:frame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Актуальность.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5">
              <text:list-header>
                <text:p>Алгоритмы в наше время решают судьбу многих компаний. 1 миллисекунда улучшения отклика сервиса может значительно повысить вовлеченность пользователей или клиентов. От вовлеченности в свою очередь, зависит прибыль и отношение самих пользователей.<text:line-break/><text:line-break/>Представив сервис, в котором программисты не знают и не умеют пользоваться алгоритмами, мы фактически представим себе большие накладные расходы на амортизацию вычислительных мощностей (т.к. их потребуется гораздо больше, чем на самом деле надо).</text:p>
              </text:list-header>
            </text:list>
          </draw:text-box>
        </draw:frame>
        <presentation:notes draw:style-name="dp2">
          <draw:page-thumbnail draw:style-name="gr6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Постановка задачи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5">
              <text:list-header>
                <text:p>Написать сервис по поиску </text:p>
              </text:list-header>
            </text:list>
          </draw:text-box>
        </draw:frame>
        <presentation:notes draw:style-name="dp2">
          <draw:page-thumbnail draw:style-name="gr6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5DD00000375E4AFEDF13FDCA8B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23T19:15:59.345420310</meta:creation-date>
    <dc:date>2022-03-23T19:34:31.942381482</dc:date>
    <meta:editing-duration>PT7M1S</meta:editing-duration>
    <meta:editing-cycles>1</meta:editing-cycles>
    <meta:document-statistic meta:object-count="46"/>
    <meta:generator>LibreOffice/7.2.6.2$Linux_X86_64 LibreOffice_project/20$Build-2</meta:generator>
  </office:meta>
</office:document-meta>
</file>